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CE34E2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language-asian="fr" style:country-asian="CH"/>
    </style:style>
    <style:style style:name="T2" style:family="text">
      <style:text-properties officeooo:rsid="000ac8d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<text:span text:style-name="T2">M (18:50 -19:30)</text:span> :</text:p>
      <text:p text:style-name="Normal"><text:span text:style-name="Police_20_par_20_défaut"><text:span text:style-name="T1"><draw:frame draw:style-name="fr1" draw:name="Image 1" text:anchor-type="as-char" svg:y="0cm" svg:width="16.002cm" style:rel-width="scale" svg:height="8.996cm" style:rel-height="scale" draw:z-index="0"><draw:image xlink:href="Pictures/100000000000055600000300CE34E27D.png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Joanna</meta:initial-creator>
    <meta:creation-date>2014-05-30T17:27:00Z</meta:creation-date>
    <dc:date>2014-05-30T19:30:50.990000000</dc:date>
    <meta:editing-cycles>3</meta:editing-cycles>
    <meta:editing-duration>PT1M</meta:editing-duration>
    <meta:document-statistic meta:table-count="0" meta:image-count="1" meta:object-count="0" meta:page-count="1" meta:paragraph-count="2" meta:word-count="5" meta:character-count="24" meta:non-whitespace-character-count="20"/>
    <meta:template xlink:type="simple" xlink:actuate="onRequest" xlink:title="" xlink:href="Normal.dotm"/>
  </office:meta>
</office:document-meta>
</file>